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Linjeslut_20_1" draw:textarea-horizontal-align="center" draw:textarea-vertical-align="middle"/>
    </style:style>
    <style:style style:name="gr6" style:family="graphic" style:parent-style-name="standard">
      <style:graphic-properties draw:marker-start="Linjeslut_20_1" draw:marker-end="Linjeslut_20_1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4cm" svg:x="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586cm" svg:height="0.725cm" svg:x="4.2cm" svg:y="9.275cm">
          <draw:text-box>
            <text:p><text:span text:style-name="T1">Client</text:span></text:p>
          </draw:text-box>
        </draw:frame>
        <draw:custom-shape draw:style-name="gr3" draw:text-style-name="P3" xml:id="id6" draw:id="id6" draw:layer="layout" svg:width="2.799cm" svg:height="0.999cm" svg:x="12.5cm" svg:y="6.4cm"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2.799cm" svg:height="0.999cm" svg:x="15.201cm" svg:y="7.701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799cm" svg:height="0.999cm" svg:x="15.201cm" svg:y="9.1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.799cm" svg:height="0.999cm" svg:x="15.201cm" svg:y="10.4cm">
          <draw:glue-point draw:id="4" svg:x="-2.143cm" svg:y="5.015cm"/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499cm" svg:height="0.999cm" svg:x="19.501cm" svg:y="7.701cm">
          <text:p text:style-name="P4"><text:span text:style-name="T2">game X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3.399cm" svg:height="0.999cm" svg:x="19.601cm" svg:y="10.401cm">
          <text:p text:style-name="P4"><text:span text:style-name="T2">gameY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8cm" svg:y1="8.2cm" svg:x2="19.501cm" svg:y2="8.2cm" draw:start-shape="id1" draw:start-glue-point="1" draw:end-shape="id2" draw:end-glue-point="3" svg:d="m18000 8200h1501">
          <text:p/>
        </draw:connector>
        <draw:connector draw:style-name="gr5" draw:text-style-name="P1" draw:layer="layout" svg:x1="18cm" svg:y1="9.599cm" svg:x2="21.25cm" svg:y2="8.7cm" draw:start-shape="id3" draw:start-glue-point="1" draw:end-shape="id2" draw:end-glue-point="2" svg:d="m18000 9599h3250v-899">
          <text:p/>
        </draw:connector>
        <draw:connector draw:style-name="gr5" draw:text-style-name="P1" draw:layer="layout" svg:x1="18cm" svg:y1="10.899cm" svg:x2="19.601cm" svg:y2="10.9cm" draw:start-shape="id4" draw:start-glue-point="1" draw:end-shape="id5" svg:d="m18000 10899h800v1h801">
          <text:p/>
        </draw:connector>
        <draw:connector draw:style-name="gr5" draw:text-style-name="P1" draw:layer="layout" svg:x1="13.899cm" svg:y1="7.399cm" svg:x2="15.201cm" svg:y2="8.2cm" draw:start-shape="id6" draw:start-glue-point="2" draw:end-shape="id1" draw:end-glue-point="3" svg:d="m13899 7399v801h1302">
          <text:p/>
        </draw:connector>
        <draw:connector draw:style-name="gr5" draw:text-style-name="P1" draw:layer="layout" svg:x1="13.899cm" svg:y1="7.399cm" svg:x2="15.201cm" svg:y2="9.599cm" draw:start-shape="id6" draw:end-shape="id3" draw:end-glue-point="3" svg:d="m13899 7399v2200h1302">
          <text:p/>
        </draw:connector>
        <draw:connector draw:style-name="gr5" draw:text-style-name="P1" draw:layer="layout" svg:x1="13.899cm" svg:y1="7.399cm" svg:x2="15.201cm" svg:y2="10.899cm" draw:start-shape="id6" draw:start-glue-point="2" draw:end-shape="id4" draw:end-glue-point="3" svg:d="m13899 7399v3500h1302">
          <text:p/>
        </draw:connector>
        <draw:custom-shape draw:style-name="gr3" draw:text-style-name="P3" xml:id="id7" draw:id="id7" draw:layer="layout" svg:width="2.799cm" svg:height="0.999cm" svg:x="12.801cm" svg:y="12.9cm">
          <text:p text:style-name="P1"><text:span text:style-name="T1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2.799cm" svg:height="0.999cm" svg:x="12.801cm" svg:y="15.6cm">
          <text:p text:style-name="P1"><text:span text:style-name="T1">O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9cm" svg:height="0.999cm" svg:x="12.801cm" svg:y="14.3cm">
          <text:p text:style-name="P1"><text:span text:style-name="T1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6.6cm" svg:y1="11.399cm" svg:x2="15.6cm" svg:y2="13.399cm" draw:start-shape="id4" draw:start-glue-point="2" draw:end-shape="id7" draw:end-glue-point="1" svg:d="m16600 11399v2000h-1000">
          <text:p/>
        </draw:connector>
        <draw:connector draw:style-name="gr5" draw:text-style-name="P1" draw:layer="layout" svg:x1="16.6cm" svg:y1="11.399cm" svg:x2="15.6cm" svg:y2="14.799cm" draw:start-shape="id4" draw:start-glue-point="2" draw:end-shape="id8" draw:end-glue-point="1" svg:d="m16600 11399v3400h-1000">
          <text:p/>
        </draw:connector>
        <draw:connector draw:style-name="gr5" draw:text-style-name="P1" draw:layer="layout" svg:x1="16.6cm" svg:y1="11.399cm" svg:x2="15.6cm" svg:y2="16.099cm" draw:start-shape="id4" draw:start-glue-point="2" draw:end-shape="id9" draw:end-glue-point="1" svg:d="m16600 11399v4700h-1000">
          <text:p/>
        </draw:connector>
        <draw:connector draw:style-name="gr6" draw:text-style-name="P1" draw:layer="layout" svg:x1="7.5cm" svg:y1="11cm" svg:x2="10.1cm" svg:y2="13.4cm" svg:d="m7500 11000h1300v2400h1300">
          <text:p/>
        </draw:connector>
        <draw:connector draw:style-name="gr6" draw:text-style-name="P1" draw:layer="layout" svg:x1="5cm" svg:y1="10.999cm" svg:x2="5.6cm" svg:y2="11cm" draw:start-shape="id10" draw:start-glue-point="1" svg:d="m5000 10999h550v1h50">
          <text:p/>
        </draw:connector>
        <draw:connector draw:style-name="gr6" draw:text-style-name="P1" draw:layer="layout" svg:x1="3.6cm" svg:y1="11.499cm" svg:x2="3.6cm" svg:y2="12.3cm" draw:start-shape="id10" draw:start-glue-point="2" draw:end-shape="id11" draw:end-glue-point="0" svg:d="m3600 11499v801">
          <text:p/>
        </draw:connector>
        <draw:custom-shape draw:style-name="gr3" draw:text-style-name="P3" xml:id="id12" draw:id="id12" draw:layer="layout" svg:width="2.799cm" svg:height="0.999cm" svg:x="12.5cm" svg:y="4.7cm">
          <text:p text:style-name="P1"><text:span text:style-name="T1">multi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9.5cm" svg:y1="2.8cm" svg:x2="9.5cm" svg:y2="17.8cm">
          <text:p/>
        </draw:line>
        <draw:custom-shape draw:style-name="gr3" draw:text-style-name="P3" xml:id="id14" draw:id="id14" draw:layer="layout" svg:width="2.799cm" svg:height="0.999cm" svg:x="16.6cm" svg:y="4.7cm">
          <text:p text:style-name="P1"><text:span text:style-name="T1">verif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2.799cm" svg:height="0.999cm" svg:x="12.5cm" svg:y="3cm">
          <text:p text:style-name="P4"><text:span text:style-name="T1">Http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3.899cm" svg:y1="4.7cm" svg:x2="13.899cm" svg:y2="3.999cm" draw:start-shape="id12" draw:start-glue-point="0" draw:end-shape="id13" draw:end-glue-point="2" svg:d="m13899 4700v-701">
          <text:p/>
        </draw:connector>
        <draw:connector draw:style-name="gr5" draw:text-style-name="P1" draw:layer="layout" svg:x1="15.299cm" svg:y1="5.199cm" svg:x2="16.6cm" svg:y2="5.199cm" draw:start-shape="id12" draw:end-shape="id14" draw:end-glue-point="3" svg:d="m15299 5199h1301">
          <text:p/>
        </draw:connector>
        <draw:connector draw:style-name="gr5" draw:text-style-name="P1" draw:layer="layout" svg:x1="13.899cm" svg:y1="5.699cm" svg:x2="13.899cm" svg:y2="6.4cm" draw:start-shape="id12" draw:start-glue-point="2" draw:end-shape="id6" draw:end-glue-point="0" svg:d="m13899 5699v701">
          <text:p/>
        </draw:connector>
        <draw:connector draw:style-name="gr5" draw:text-style-name="P1" draw:layer="layout" svg:x1="11.15cm" svg:y1="12.901cm" svg:x2="21.3cm" svg:y2="11.4cm" draw:start-shape="id15" draw:start-glue-point="0" draw:end-shape="id5" svg:d="m11150 12901v-751h10150v-750">
          <text:p/>
        </draw:connector>
        <draw:connector draw:style-name="gr5" draw:text-style-name="P1" draw:layer="layout" svg:x1="11.15cm" svg:y1="12.901cm" svg:x2="16.001cm" svg:y2="11.399cm" draw:start-shape="id15" draw:start-glue-point="0" draw:end-shape="id4" draw:end-glue-point="4" svg:d="m11150 12901v-751h4851v-751">
          <text:p/>
        </draw:connector>
        <draw:custom-shape draw:style-name="gr4" draw:text-style-name="P3" xml:id="id16" draw:id="id16" draw:layer="layout" svg:width="2.799cm" svg:height="0.999cm" svg:x="3.601cm" svg:y="14.3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7" draw:id="id17" draw:layer="layout" svg:width="2.799cm" svg:height="0.999cm" svg:x="3.601cm" svg:y="15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6.4cm" svg:y1="14.799cm" svg:x2="10.1cm" svg:y2="14.799cm" draw:start-shape="id16" draw:start-glue-point="1" svg:d="m6400 14799h3700">
          <text:p/>
        </draw:connector>
        <draw:connector draw:style-name="gr6" draw:text-style-name="P1" draw:layer="layout" svg:x1="6.4cm" svg:y1="16.099cm" svg:x2="10.1cm" svg:y2="16.099cm" draw:start-shape="id17" draw:start-glue-point="1" svg:d="m6400 16099h3700">
          <text:p/>
        </draw:connector>
        <draw:custom-shape draw:style-name="gr4" draw:text-style-name="P5" draw:layer="layout" svg:width="2.799cm" svg:height="0.999cm" svg:x="18.501cm" svg:y="1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586cm" svg:height="0.725cm" svg:x="4.2cm" svg:y="9.276cm">
          <draw:text-box>
            <text:p><text:span text:style-name="T1">Client</text:span></text:p>
          </draw:text-box>
        </draw:frame>
        <draw:frame draw:style-name="gr2" draw:text-style-name="P2" draw:layer="layout" svg:width="4.934cm" svg:height="0.725cm" svg:x="21.314cm" svg:y="15.3cm">
          <draw:text-box>
            <text:p><text:span text:style-name="T1">= Not part of mulitgame</text:span></text:p>
          </draw:text-box>
        </draw:frame>
        <draw:custom-shape draw:style-name="gr4" draw:text-style-name="P5" xml:id="id11" draw:id="id11" draw:layer="layout" svg:width="2.799cm" svg:height="0.999cm" svg:x="2.201cm" svg:y="12.3cm">
          <text:p text:style-name="P4"><text:span text:style-name="T2">gam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899cm" svg:height="0.999cm" svg:x="5.601cm" svg:y="10.5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9cm" svg:height="0.999cm" svg:x="2.201cm" svg:y="10.5cm">
          <text:p text:style-name="P1"><text:span text:style-name="T1">game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1.899cm" svg:height="0.999cm" svg:x="10.201cm" svg:y="15.6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1.899cm" svg:height="0.999cm" svg:x="10.201cm" svg:y="14.3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1.899cm" svg:height="0.999cm" svg:x="10.201cm" svg:y="12.9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.801cm" svg:y1="13.399cm" svg:x2="12.1cm" svg:y2="13.4cm" draw:start-shape="id7" draw:start-glue-point="3" draw:end-shape="id15" draw:end-glue-point="1" svg:d="m12801 13399h-351v1h-350">
          <text:p/>
        </draw:connector>
        <draw:connector draw:style-name="gr5" draw:text-style-name="P1" draw:layer="layout" svg:x1="12.801cm" svg:y1="14.799cm" svg:x2="12.1cm" svg:y2="14.8cm" draw:start-shape="id8" draw:start-glue-point="3" draw:end-shape="id18" draw:end-glue-point="1" svg:d="m12801 14799h-351v1h-350">
          <text:p/>
        </draw:connector>
        <draw:connector draw:style-name="gr5" draw:text-style-name="P1" draw:layer="layout" svg:x1="12.801cm" svg:y1="16.099cm" svg:x2="12.1cm" svg:y2="16.1cm" draw:start-shape="id9" draw:start-glue-point="3" draw:end-shape="id19" draw:end-glue-point="1" svg:d="m12801 16099h-351v1h-350">
          <text:p/>
        </draw:connector>
        <draw:frame draw:style-name="gr2" draw:layer="layout" svg:width="3.491cm" svg:height="0.963cm" svg:x="4cm" svg:y="1.6cm">
          <draw:text-box>
            <text:p>Client-side</text:p>
          </draw:text-box>
        </draw:frame>
        <draw:frame draw:style-name="gr2" draw:layer="layout" svg:width="3.741cm" svg:height="0.963cm" svg:x="15.001cm" svg:y="1.601cm">
          <draw:text-box>
            <text:p>Server-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jeslut_20_1" draw:display-name="Linjeslut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3M59S</meta:editing-duration>
    <meta:editing-cycles>3</meta:editing-cycles>
    <meta:generator>OpenOffice/4.0.1$Win32 OpenOffice.org_project/401m5$Build-9714</meta:generator>
    <dc:date>2015-07-02T11:28:48.56</dc:date>
    <dc:creator>Mikael Feuk</dc:creator>
    <meta:document-statistic meta:object-count="50"/>
  </office:meta>
</office:document-meta>
</file>